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text-properties officeooo:rsid="001172c4" officeooo:paragraph-rsid="001172c4"/>
    </style:style>
    <style:style style:name="P5" style:family="paragraph" style:parent-style-name="Standard">
      <style:text-properties officeooo:rsid="000fda25" officeooo:paragraph-rsid="00100c8a"/>
    </style:style>
    <style:style style:name="P6" style:family="paragraph" style:parent-style-name="Standard">
      <style:text-properties officeooo:rsid="00135bb3" officeooo:paragraph-rsid="00135bb3"/>
    </style:style>
    <style:style style:name="P7" style:family="paragraph" style:parent-style-name="Standard">
      <style:text-properties officeooo:rsid="0014c1d3" officeooo:paragraph-rsid="0014c1d3"/>
    </style:style>
    <style:style style:name="P8" style:family="paragraph" style:parent-style-name="Standard">
      <style:paragraph-properties fo:text-align="justify" style:justify-single-word="false"/>
      <style:text-properties officeooo:rsid="0014c1d3" officeooo:paragraph-rsid="0014c1d3"/>
    </style:style>
    <style:style style:name="P9" style:family="paragraph" style:parent-style-name="Standard">
      <style:paragraph-properties fo:text-align="justify" style:justify-single-word="false"/>
      <style:text-properties officeooo:rsid="0014c354" officeooo:paragraph-rsid="0014c354"/>
    </style:style>
    <style:style style:name="P10" style:family="paragraph" style:parent-style-name="Standard">
      <style:paragraph-properties fo:text-align="justify" style:justify-single-word="false"/>
      <style:text-properties officeooo:rsid="001683f4" officeooo:paragraph-rsid="001683f4"/>
    </style:style>
    <style:style style:name="P11" style:family="paragraph" style:parent-style-name="Standard">
      <style:paragraph-properties fo:text-align="justify" style:justify-single-word="false"/>
      <style:text-properties officeooo:rsid="00173665" officeooo:paragraph-rsid="0018270d"/>
    </style:style>
    <style:style style:name="P12" style:family="paragraph" style:parent-style-name="Standard">
      <style:text-properties officeooo:rsid="001b9038" officeooo:paragraph-rsid="001b9038"/>
    </style:style>
    <style:style style:name="P13" style:family="paragraph" style:parent-style-name="Standard">
      <style:paragraph-properties fo:text-align="justify" style:justify-single-word="false"/>
      <style:text-properties officeooo:rsid="001b9038" officeooo:paragraph-rsid="001b9038"/>
    </style:style>
    <style:style style:name="P14" style:family="paragraph" style:parent-style-name="Standard">
      <style:paragraph-properties fo:text-align="justify" style:justify-single-word="false"/>
      <style:text-properties officeooo:rsid="001c7098" officeooo:paragraph-rsid="001c7098"/>
    </style:style>
    <style:style style:name="P15" style:family="paragraph" style:parent-style-name="Standard">
      <style:paragraph-properties fo:text-align="justify" style:justify-single-word="false"/>
      <style:text-properties officeooo:rsid="001f6950" officeooo:paragraph-rsid="001f6950"/>
    </style:style>
    <style:style style:name="P16" style:family="paragraph" style:parent-style-name="Standard">
      <style:paragraph-properties fo:text-align="justify" style:justify-single-word="false"/>
      <style:text-properties officeooo:rsid="001fb445" officeooo:paragraph-rsid="001fb445"/>
    </style:style>
    <style:style style:name="P17" style:family="paragraph" style:parent-style-name="Standard">
      <style:paragraph-properties fo:text-align="justify" style:justify-single-word="false"/>
      <style:text-properties officeooo:rsid="002125ed" officeooo:paragraph-rsid="002125ed"/>
    </style:style>
    <style:style style:name="P18" style:family="paragraph" style:parent-style-name="Standard">
      <style:paragraph-properties fo:text-align="justify" style:justify-single-word="false"/>
      <style:text-properties officeooo:rsid="002246c0" officeooo:paragraph-rsid="002246c0"/>
    </style:style>
    <style:style style:name="P19" style:family="paragraph" style:parent-style-name="Standard">
      <style:paragraph-properties fo:text-align="justify" style:justify-single-word="false"/>
      <style:text-properties officeooo:rsid="00241ef0" officeooo:paragraph-rsid="00241ef0"/>
    </style:style>
    <style:style style:name="P20" style:family="paragraph" style:parent-style-name="Standard">
      <style:paragraph-properties fo:text-align="justify" style:justify-single-word="false"/>
      <style:text-properties officeooo:rsid="001b9038" officeooo:paragraph-rsid="001b9038"/>
    </style:style>
    <style:style style:name="P21" style:family="paragraph" style:parent-style-name="Standard">
      <style:paragraph-properties fo:text-align="justify" style:justify-single-word="false"/>
      <style:text-properties officeooo:rsid="001f6950" officeooo:paragraph-rsid="001f6950"/>
    </style:style>
    <style:style style:name="P22" style:family="paragraph" style:parent-style-name="Standard">
      <style:paragraph-properties fo:text-align="justify" style:justify-single-word="false"/>
      <style:text-properties officeooo:rsid="001fb445" officeooo:paragraph-rsid="001fb445"/>
    </style:style>
    <style:style style:name="P23" style:family="paragraph" style:parent-style-name="Standard">
      <style:paragraph-properties fo:text-align="justify" style:justify-single-word="false"/>
      <style:text-properties officeooo:rsid="001fb445" officeooo:paragraph-rsid="001f6950"/>
    </style:style>
    <style:style style:name="P24" style:family="paragraph" style:parent-style-name="Standard">
      <style:paragraph-properties fo:text-align="justify" style:justify-single-word="false"/>
      <style:text-properties officeooo:rsid="001fb445" officeooo:paragraph-rsid="0028b49b"/>
    </style:style>
    <style:style style:name="P25" style:family="paragraph" style:parent-style-name="Standard">
      <style:paragraph-properties fo:text-align="justify" style:justify-single-word="false"/>
      <style:text-properties officeooo:rsid="001fb445" officeooo:paragraph-rsid="00292e41"/>
    </style:style>
    <style:style style:name="P26" style:family="paragraph" style:parent-style-name="Standard">
      <style:paragraph-properties fo:text-align="justify" style:justify-single-word="false"/>
      <style:text-properties officeooo:rsid="0010bb2b" officeooo:paragraph-rsid="0028b49b"/>
    </style:style>
    <style:style style:name="P27" style:family="paragraph" style:parent-style-name="Standard">
      <style:paragraph-properties fo:text-align="justify" style:justify-single-word="false"/>
      <style:text-properties officeooo:rsid="0010bb2b" officeooo:paragraph-rsid="00292e41"/>
    </style:style>
    <style:style style:name="P28" style:family="paragraph" style:parent-style-name="Standard">
      <style:paragraph-properties fo:text-align="justify" style:justify-single-word="false"/>
      <style:text-properties officeooo:rsid="001479f1" officeooo:paragraph-rsid="0028b49b"/>
    </style:style>
    <style:style style:name="P29" style:family="paragraph" style:parent-style-name="Standard">
      <style:paragraph-properties fo:text-align="justify" style:justify-single-word="false"/>
      <style:text-properties officeooo:rsid="001479f1" officeooo:paragraph-rsid="00292e41"/>
    </style:style>
    <style:style style:name="P30" style:family="paragraph" style:parent-style-name="Standard">
      <style:paragraph-properties fo:text-align="justify" style:justify-single-word="false"/>
      <style:text-properties officeooo:rsid="00127d77" officeooo:paragraph-rsid="0028b49b"/>
    </style:style>
    <style:style style:name="P31" style:family="paragraph" style:parent-style-name="Standard">
      <style:paragraph-properties fo:text-align="justify" style:justify-single-word="false"/>
      <style:text-properties officeooo:rsid="00127d77" officeooo:paragraph-rsid="00292e41"/>
    </style:style>
    <style:style style:name="P32" style:family="paragraph" style:parent-style-name="Standard">
      <style:paragraph-properties fo:text-align="justify" style:justify-single-word="false"/>
      <style:text-properties officeooo:rsid="0014e77a" officeooo:paragraph-rsid="0028b49b"/>
    </style:style>
    <style:style style:name="P33" style:family="paragraph" style:parent-style-name="Standard">
      <style:paragraph-properties fo:text-align="justify" style:justify-single-word="false"/>
      <style:text-properties officeooo:rsid="0014e77a" officeooo:paragraph-rsid="00292e41"/>
    </style:style>
    <style:style style:name="P34" style:family="paragraph" style:parent-style-name="Standard">
      <style:paragraph-properties fo:text-align="justify" style:justify-single-word="false"/>
      <style:text-properties officeooo:rsid="00292e41" officeooo:paragraph-rsid="00292e41"/>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235134"/>
    </style:style>
    <style:style style:name="T8" style:family="text">
      <style:text-properties officeooo:rsid="00278d5f"/>
    </style:style>
    <style:style style:name="T9" style:family="text">
      <style:text-properties officeooo:rsid="00136dbc"/>
    </style:style>
    <style:style style:name="T10" style:family="text">
      <style:text-properties officeooo:rsid="00115907"/>
    </style:style>
    <style:style style:name="T11" style:family="text">
      <style:text-properties officeooo:rsid="0014e77a"/>
    </style:style>
    <style:style style:name="T12" style:family="text">
      <style:text-properties officeooo:rsid="00241ef0"/>
    </style:style>
    <style:style style:name="T13" style:family="text">
      <style:text-properties officeooo:rsid="001666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O</text:p>
      <text:p text:style-name="P9"/>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mente; Parte 2 - <text:s/>elaboração de visualizações para os dados coletados; e Parte 3 - elaboração do site no qual as visualizações serão expostas.</text:span></text:p>
      <text:p text:style-name="P2"/>
      <text:p text:style-name="P10">ABSTRACT</text:p>
      <text:p text:style-name="P10"/>
      <text:p text:style-name="P11">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o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3">Mangá é o termo que denomina as histórias em quadrinhos japonesas. Geralmente elas são impressas em revistas (Mangashi) com coloração preto e branco, em papel jornal de baixa qualidade, e organizadas em série (que variam em média de 15 a 20 por exemplar). A leitura, diferentemente da ocidental, começa de trás para frente e a sequência de quadros e balões são da direita para a esquerda. Tempos depois de serem lançadas em Mangashis, as séries são compiladas e lançadas em um formato diferente, conhecidos como Takonbon, em um papel de melhor qualidade para colecionadores.</text:p>
      <text:p text:style-name="P3"/>
      <text:p text:style-name="P3">Segundo Gravett, os mangás não foram criados para serem vendidos no exterior. Tais quadrinhos foram concebidos dentro de uma determinada cultura que compartilha diversos valores resultando, assim, em histórias que não se preocupam com as respostas estrangeiras em relação a abordagem de termos considerados polêmicos [1]. Conseqüentemente, inúmeros títulos não são publicados pelas editoras estrangeiras, pois consideram que sua aquisição resultará em um fracasso de vendas. </text:p>
      <text:p text:style-name="P3"/>
      <text:p text:style-name="P3">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3"/>
      <text:p text:style-name="P3">A falta de licenciamentos de mangás por editoras estrangeiras levou os leitores a buscarem maneiras <text:soft-page-break/>diversas para terem acesso a revistas originais [3]. Neste contexto, iniciou-se o surgimento dos chamados Scanlators ou Scantrad. Tal termo é utilizado para denominar uma organização que designa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 o número de títulos ofertados por editoras fora dos seus países de origem;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 para o fortalecimento do sentimento de coletividade prezado pelos scanlators. O importante é compartilhar e atualizar os leitores sobre o surgimento de novos títulos, mesmo que para isto utilize-se formas não autorizadas de publicação.[3] Obviamente tal trabalho recebeu duras críticas.[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n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MangaFox e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5"/>
      <text:p text:style-name="P7">1.2 OBJETIVO</text:p>
      <text:p text:style-name="P7"/>
      <text:p text:style-name="P8">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8"/>
      <text:p text:style-name="P8">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7"/>
      <text:p text:style-name="P7">1.3 ORGANIZAÇÃO <text:span text:style-name="T5">trocar</text:span></text:p>
      <text:p text:style-name="P7"/>
      <text:p text:style-name="P13">As seções a seguir estão organizadas da seguinte forma: o Capítulo 2 contextualiza o </text:p>
      <text:p text:style-name="P13">leitor sobre métodos e ferramentas utilizadas; o Capítulo 3 discute sobre o desenvolvimento do </text:p>
      <text:p text:style-name="P13">protótipo e da interface, além de apresentar os resultados obtidos nos testes de usabilidade; por </text:p>
      <text:p text:style-name="P13">fim, o Capítulo 4 apresenta a conclusão deste trabalho.</text:p>
      <text:p text:style-name="P13"/>
      <text:p text:style-name="P13"/>
      <text:p text:style-name="P13"/>
      <text:p text:style-name="P13"/>
      <text:p text:style-name="P13"/>
      <text:p text:style-name="P13"/>
      <text:p text:style-name="P13"/>
      <text:p text:style-name="P13"/>
      <text:p text:style-name="P13"><text:soft-page-break/>2 CONTEXTUALIZAÇÃO</text:p>
      <text:p text:style-name="P13"/>
      <text:p text:style-name="P13">2.1 VISUALIZAÇÃO DE DADOS</text:p>
      <text:p text:style-name="P13"/>
      <text:p text:style-name="P13">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3"/>
      <text:p text:style-name="P13">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 nascem ou se põem.[5]</text:p>
      <text:p text:style-name="P13"/>
      <text:p text:style-name="P14">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 de Toledo e Roma[4]. </text:p>
      <text:p text:style-name="P14"/>
      <text:p text:style-name="P14">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4"/>
      <text:p text:style-name="P14">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4"/>
      <text:p text:style-name="P14">No inicio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4"/>
      <text:p text:style-name="P14">Nestas últimas décadas, o campo de visualização tem sido empregado em diferentes áreas- foco.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4"/>
      <text:p text:style-name="P14">2.2 <text:s/><text:span text:style-name="T6">WEB SCRAPing</text:span></text:p>
      <text:p text:style-name="P14"/>
      <text:p text:style-name="P27">Com o passar dos tempos, a Web ganhou <text:span text:style-name="T9">bastante</text:span> popularidade, chegando a ser muitas vezes confundida com a Internet. A sua interface amig<text:span text:style-name="T13">á</text:span>vel e os recursos de hypermedia contribu<text:span text:style-name="T13">í</text:span>ram para o aumento de usuários e de provedores <text:span text:style-name="T13">de</text:span> informações. Como resultado, a web se tornou um “mar de dados”<text:span text:style-name="T10">[7] aumentando a dificultade de obtenção de conhecimentos de real <text:s/>interesse. Este </text:span><text:soft-page-break/><text:span text:style-name="T10">contexto contribuiu para o nascimento de mecanismos que permitissem a aquisição de dados de forma automática, evitando o processo moroso de obtenção manual da informação.[8]</text:span></text:p>
      <text:p text:style-name="P29"/>
      <text:p text:style-name="P29"><text:span text:style-name="T13">O</text:span> conceito de Web Scraping <text:span text:style-name="T13">surgiu nesta época e era</text:span> conhecido também como Web Data Extraction. <text:span text:style-name="T13">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25"/>
      <text:p text:style-name="P27"/>
      <text:p text:style-name="P27">[7 <text:a xlink:type="simple" xlink:href="http://cui.unige.ch/tcs/cours/algoweb/2002/articles/art_habashi_arash.pdf"><text:span text:style-name="T6">http://cui.unige.ch/tcs/cours/algoweb/2002/articles/art_habashi_arash.pdf</text:span></text:a>]</text:p>
      <text:p text:style-name="P31">[8 <text:a xlink:type="simple" xlink:href="http://recipp.ipp.pt/bitstream/10400.22/5730/1/DM_ElisaBarreira_2014_MEI.pdf">http://recipp.ipp.pt/bitstream/10400.22/5730/1/DM_ElisaBarreira_2014_MEI.pdf</text:a>]</text:p>
      <text:p text:style-name="P33">[9 <text:a xlink:type="simple" xlink:href="http://intl-bib.oxfordjournals.org/content/early/2013/04/29/bib.bbt026.full"><text:span text:style-name="T12">http://intl-bib.oxfordjournals.org/content/early/2013/04/29/bib.bbt026.full</text:span></text:a>]</text:p>
      <text:p text:style-name="P27"/>
      <text:p text:style-name="P27"/>
      <text:p text:style-name="P34">Web scraping APIs and frameworks address the most common tasks Web data scrapers get involved in to accomplish particular retrieval goals, as described in the following text:</text:p>
      <text:p text:style-name="P34"/>
      <text:p text:style-name="P34">Site access: The Web data scraper establishes communication with the target Web site through the HTTP protocol, a stateless text-based Internet protocol that coordinates the request–response transactions between a client, typically a Web browser, and a Web server. In HTTP, the most frequent request ‘methods’ are GET, used in resource requests, and POST, used in form submission and file uploading. The ‘User-Agent’ is also an important request header, because the server looks into it to find out what kind of program is accessing its contents (browser versus robot), and eventually differentiate user responses. Furthermore, like any other Web robot, Web data scrapers are expected to conform to the ‘terms of use’ of the site as described in its ‘robots.txt’ file (a file hosted at the server, which states which resources should not be accessed by automatic procedures), and should schedule retrieval tasks carefully to avoid server overloading.</text:p>
      <text:p text:style-name="P34"/>
      <text:p text:style-name="P34">HTML parsing and contents extraction: Once the HTML document is retrieved, the Web data scraper may extract the contents of interest. For this purpose, regular expression matching, alone or in combination with additional logic, is widely adopted. As an alternative, there are HTML parsing libraries (working over the Document Object Model structure of the Web pages), and selector-based languages, such as XPath (http://www.w3.org/TR/xpath20/) and the CSS selector syntax. As a general guideline, it is recommended to keep matching expressions as general as possible, to make robots less vulnerable to changes in the HTML document. Scraping is more robust when the site implements semantic markup, such as Microformats (http://microformats.org) or Microdata (http://www.whatwg.org).</text:p>
      <text:p text:style-name="P34"/>
      <text:p text:style-name="P34">Output building: The main goal is to transform the extracted contents into a structured representation that is suitable for further analysis and storage. Although this final step is marginal to Web scraping, some tools are aware of result post-processing, providing for in-memory data structures and text-based solutions, such as strings or files (typically XML or CSV files).</text:p>
      <text:p text:style-name="P13"/>
      <text:p text:style-name="P15"/>
      <text:p text:style-name="P15"/>
      <text:p text:style-name="P15"/>
      <text:p text:style-name="P23"/>
      <text:p text:style-name="P16"/>
      <text:p text:style-name="P16"/>
      <text:p text:style-name="P16"/>
      <text:p text:style-name="P16"/>
      <text:p text:style-name="P16"><text:soft-page-break/>Dada a importância da Web para a obtenção de informação relevante, tornou-se necessária a criação de mecanismos que permitam transformar os dados não estruturados (i.e. páginas web para consulta pelo ser humano) em dados estruturados, para ser possível integrar os dados em bases de conhecimento e estes serem processados por algorimtos e sistemas de apoio à decisão. Este processo pode ser realizado com diferentes objetivos e com vários propósitos, desde aceder a conteúdos offline [1], obter informação para ser publicada em páginas de terceiros e outras aplicações para comparação de dados [1].</text:p>
      <text:p text:style-name="P16"/>
      <text:p text:style-name="P16"/>
      <text:p text:style-name="P17">Regular-expression-based aproach</text:p>
      <text:p text:style-name="P17">Trata-se de uma das abordagens mais comuns, uma vez que expressões regulares são uma</text:p>
      <text:p text:style-name="P17">notação muito poderosa usada para identificar cadeias de caracteres ou padrões em texto</text:p>
      <text:p text:style-name="P17">não estruturado, com base em critérios de correspondência. A criação de regras pode ser</text:p>
      <text:p text:style-name="P17">bastante complexa e exige bastante experiência, sendo a grande vantagem das plataformas</text:p>
      <text:p text:style-name="P17">existentes o facto de elas possuírem uma interface que facilita ao utilizador a criação destas</text:p>
      <text:p text:style-name="P17">regras [19].</text:p>
      <text:p text:style-name="P17">Um exemplo de aplicação desta técnica é a ferramenta W4F [25][26], que implementa</text:p>
      <text:p text:style-name="P17">expressões regulares para criar regras de extração.</text:p>
      <text:p text:style-name="P17">No exemplo de código 1, é apresentado um exemplo do uso de expressões regulares na</text:p>
      <text:p text:style-name="P17">ferramenta W4F.</text:p>
      <text:p text:style-name="P17">As expressões regulares geradas pela ferramenta W4F permitem extrair a informação</text:p>
      <text:p text:style-name="P17">pretendida pelo utilizador. Estas expressões são geradas automaticamente quando o</text:p>
      <text:p text:style-name="P17">utilizador seleciona a informação que pretende através da ferramenta.</text:p>
      <text:p text:style-name="P16"/>
      <text:p text:style-name="P16"/>
      <text:p text:style-name="P16"><text:a xlink:type="simple" xlink:href="http://recipp.ipp.pt/bitstream/10400.22/5730/1/DM_ElisaBarreira_2014_MEI.pdf">http://recipp.ipp.pt/bitstream/10400.22/5730/1/DM_ElisaBarreira_2014_MEI.pdf</text:a></text:p>
      <text:p text:style-name="P16"/>
      <text:p text:style-name="P17">Web crawling and web scraping are the common techniques in modern information</text:p>
      <text:p text:style-name="P17">technology. Under the hood of search engines are the web robots. Web scraping is the</text:p>
      <text:p text:style-name="P17">technique of processing the documents in the web, extracting various kinds of data and</text:p>
      <text:p text:style-name="P17">saving them to local database for later reference. Similarly, the process of systematically</text:p>
      <text:p text:style-name="P17">browsing web by web robots is called web crawling. When enter key is pressed with search</text:p>
      <text:p text:style-name="P17">keywords, user is presented with lists of results. Search engines use web crawling and</text:p>
      <text:p text:style-name="P17">scraping techniques to provide this service</text:p>
      <text:p text:style-name="P17">Web scraping is also commonly referred to as web harvesting or data extraction. Although it</text:p>
      <text:p text:style-name="P17">is used interchangeably with the term web crawling, there lies a marked difference between</text:p>
      <text:p text:style-name="P17">them. Web crawling is the process of crawling web pages in order to make an index while</text:p>
      <text:p text:style-name="P17">web scraping is the process of saving anything for later use, even a simple copy and paste is</text:p>
      <text:p text:style-name="P17">a simple form of web scraping. Since web pages have to be followed web crawlers need the</text:p>
      <text:p text:style-name="P17">use of internet which is not required for web scrapers</text:p>
      <text:p text:style-name="P17"/>
      <text:p text:style-name="P18">Web scraping (web harvesting or web data extraction) is a computer software technique of extracting information from websites. Usually, such software programs simulate human exploration of the World Wide Web by either implementing low-level Hypertext Transfer Protocol (HTTP), or embedding a fully-fledged web browser, such as Mozilla Firefox.</text:p>
      <text:p text:style-name="P18"/>
      <text:p text:style-name="P18"/>
      <text:p text:style-name="P13"/>
      <text:p text:style-name="P13"/>
      <text:p text:style-name="P13"/>
      <text:p text:style-name="P13"/>
      <text:p text:style-name="P13"/>
      <text:p text:style-name="P13"><text:soft-page-break/></text:p>
      <text:p text:style-name="P19">http://intl-bib.oxfordjournals.org/content/early/2013/04/29/bib.bbt026.full</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4">REFERENCIAS</text:p>
      <text:p text:style-name="P4"/>
      <text:p text:style-name="P4">[1] GRAVETT, Paul. Mangá: Como o Japão Reinventou os Quadrinhos. São Paulo: Conrad, </text:p>
      <text:p text:style-name="P4">2006.</text:p>
      <text:p text:style-name="P6">[2] LEE, Hye-Kyung. Between fan culture and copyright infringement: manga scanlation. </text:p>
      <text:p text:style-name="P6">Media Culture Society, Thousand Oaks, California, v.31, n.6, p.1-13, novembro, 2009. </text:p>
      <text:p text:style-name="P6">[3] HIRATA, Tatiane; GUSHIKEN, Yuji. Scanlation: reprodução e consumo subalterno de </text:p>
      <text:p text:style-name="P6">mangá na cibercultura. São Paulo, v. 15, n. 30, p. 127-138, deezembro, 2012. </text:p>
      <text:p text:style-name="P6">[4] FRIENDLY, Michael. A brief history of data visualization. In:Handbook of data </text:p>
      <text:p text:style-name="P6">visualization. Springer Berlin Heidelberg, 2008. p. 06-19.</text:p>
      <text:p text:style-name="P12">[5] CAMERON, Ian. Kingdom of the sun god: a history of the Andes and their people. </text:p>
      <text:p text:style-name="P12">Vintage, 1990. p-46.</text:p>
      <text:p text:style-name="P4"><text:soft-page-break/>[<text:span text:style-name="T5">6</text:span>]CARLOS, Giovana Santos. Mangá: o fenômeno comunicacional no Brasil. In: Congresso </text:p>
      <text:p text:style-name="P4">de Ciências da Comunicação na Região Sul, 10., Blumen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03T16:20:38.226869283</dc:date>
    <meta:editing-duration>PT8H14M28S</meta:editing-duration>
    <meta:editing-cycles>13</meta:editing-cycles>
    <meta:generator>LibreOffice/4.2.3.3$Linux_X86_64 LibreOffice_project/420m0$Build-3</meta:generator>
    <meta:document-statistic meta:table-count="0" meta:image-count="0" meta:object-count="0" meta:page-count="7" meta:paragraph-count="83" meta:word-count="2572" meta:character-count="17204" meta:non-whitespace-character-count="14693"/>
  </office:meta>
</office:document-meta>
</file>